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19cm" svg:y1="15.391cm" svg:x2="23.877cm" svg:y2="15.359cm">
          <text:p/>
        </draw:line>
        <draw:line draw:style-name="gr1" draw:text-style-name="P1" draw:layer="layout" svg:x1="3.033cm" svg:y1="15.391cm" svg:x2="3.033cm" svg:y2="15.069cm">
          <text:p/>
        </draw:line>
        <draw:frame draw:style-name="gr2" draw:text-style-name="P2" draw:layer="layout" svg:width="1.014cm" svg:height="1.28cm" svg:x="2.597cm" svg:y="15.343cm">
          <draw:text-box>
            <text:p><text:span text:style-name="T1">a</text:span></text:p>
          </draw:text-box>
        </draw:frame>
        <draw:line draw:style-name="gr1" draw:text-style-name="P1" draw:layer="layout" svg:x1="22.233cm" svg:y1="15.378cm" svg:x2="22.233cm" svg:y2="15.056cm">
          <text:p/>
        </draw:line>
        <draw:frame draw:style-name="gr2" draw:text-style-name="P2" draw:layer="layout" svg:width="1.014cm" svg:height="1.28cm" svg:x="21.797cm" svg:y="15.33cm">
          <draw:text-box>
            <text:p><text:span text:style-name="T1">b</text:span></text:p>
          </draw:text-box>
        </draw:frame>
        <draw:line draw:style-name="gr3" draw:text-style-name="P1" draw:layer="layout" svg:x1="3.033cm" svg:y1="15.343cm" svg:x2="3.02cm" svg:y2="1.122cm">
          <text:p/>
        </draw:line>
        <draw:line draw:style-name="gr3" draw:text-style-name="P1" draw:layer="layout" svg:x1="22.234cm" svg:y1="15.344cm" svg:x2="22.221cm" svg:y2="1.123cm">
          <text:p/>
        </draw:line>
        <draw:line draw:style-name="gr4" draw:text-style-name="P1" draw:layer="layout" svg:x1="1.925cm" svg:y1="13.577cm" svg:x2="22.958cm" svg:y2="3.127cm">
          <text:p/>
        </draw:line>
        <draw:line draw:style-name="gr4" draw:text-style-name="P1" draw:layer="layout" svg:x1="1.31cm" svg:y1="7.136cm" svg:x2="23.332cm" svg:y2="7.056cm">
          <text:p/>
        </draw:line>
        <draw:line draw:style-name="gr4" draw:text-style-name="P1" draw:layer="layout" svg:x1="2.245cm" svg:y1="2.967cm" svg:x2="23.145cm" svg:y2="13.176cm">
          <text:p/>
        </draw:line>
        <draw:line draw:style-name="gr4" draw:text-style-name="P1" draw:layer="layout" svg:x1="1.631cm" svg:y1="11.733cm" svg:x2="23.706cm" svg:y2="7.376cm">
          <text:p/>
        </draw:line>
        <draw:line draw:style-name="gr4" draw:text-style-name="P1" draw:layer="layout" svg:x1="1.417cm" svg:y1="4.998cm" svg:x2="23.599cm" svg:y2="1.39cm">
          <text:p/>
        </draw:line>
        <draw:line draw:style-name="gr4" draw:text-style-name="P1" draw:layer="layout" svg:x1="2.352cm" svg:y1="1.39cm" svg:x2="23.145cm" svg:y2="4.837cm">
          <text:p/>
        </draw:line>
        <draw:line draw:style-name="gr5" draw:text-style-name="P1" draw:layer="layout" svg:x1="1.926cm" svg:y1="13.577cm" svg:x2="8.205cm" svg:y2="10.45cm">
          <text:p/>
        </draw:line>
        <draw:line draw:style-name="gr5" draw:text-style-name="P1" draw:layer="layout" svg:x1="8.205cm" svg:y1="10.45cm" svg:x2="14.86cm" svg:y2="9.113cm">
          <text:p/>
        </draw:line>
        <draw:line draw:style-name="gr5" draw:text-style-name="P1" draw:layer="layout" svg:x1="14.86cm" svg:y1="9.113cm" svg:x2="23.145cm" svg:y2="13.1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7T15:49:59.171186827</meta:creation-date>
    <dc:date>2016-08-30T12:13:50.129828048</dc:date>
    <dc:creator>elucterio </dc:creator>
    <meta:editing-duration>PT12H16M8S</meta:editing-duration>
    <meta:editing-cycles>11</meta:editing-cycles>
    <meta:generator>LibreOffice/4.2.8.2$Linux_X86_64 LibreOffice_project/420m0$Build-2</meta:generator>
    <meta:document-statistic meta:object-count="16"/>
  </office:meta>
</office:document-meta>
</file>